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ILLANUEVA IBARRA NERI RUTH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380340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ILLANUEVA IBARRA, NERI RUTH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80340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VILLANUEVA IBARRA, MARIA ELIZABETH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368164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6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5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1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GALLINAS ROJAS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6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21:52:1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